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f3db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0c63f" officeooo:paragraph-rsid="0010c63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32624" officeooo:paragraph-rsid="0013262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f3db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1f1cb" officeooo:paragraph-rsid="0013262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1f1cb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1f1cb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1f1cb" officeooo:paragraph-rsid="0011f1cb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11f1cb" officeooo:paragraph-rsid="0011f1cb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normal" officeooo:rsid="0011f1cb" officeooo:paragraph-rsid="00132624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normal" officeooo:rsid="00132624" officeooo:paragraph-rsid="00132624" style:font-size-asian="14pt" style:font-weight-asian="normal" style:font-size-complex="14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4pt" fo:font-weight="normal" officeooo:rsid="00132624" officeooo:paragraph-rsid="0014b1f5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fo:font-weight="normal" officeooo:rsid="0014b1f5" officeooo:paragraph-rsid="0014b1f5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32218" officeooo:paragraph-rsid="00132218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32624" officeooo:paragraph-rsid="00132624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f1cb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0c63f" style:font-size-asian="14pt" style:font-weight-asian="normal" style:font-size-complex="14pt" style:font-weight-complex="normal"/>
    </style:style>
    <style:style style:name="T4" style:family="text">
      <style:text-properties officeooo:rsid="000f3d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Text classification <text:span text:style-name="T4">2</text:span></text:p>
      <text:p text:style-name="P4"/>
      <text:p text:style-name="P1">Source: <text:a xlink:type="simple" xlink:href="https://people.ischool.berkeley.edu/~dbamman/nlp20_slides/3_classification_2.pdf" text:style-name="Internet_20_link" text:visited-style-name="Visited_20_Internet_20_Link">https://people.ischool.berkeley.edu/~dbamman/nlp20_slides/3_classification_2.pdf</text:a></text:p>
      <text:p text:style-name="P1"/>
      <text:p text:style-name="P2">Generative model</text:p>
      <text:list xml:id="list28635771" text:style-name="L1">
        <text:list-item>
          <text:p text:style-name="P8">Naive Bayes</text:p>
          <text:list>
            <text:list-item>
              <text:p text:style-name="P6"><text:span text:style-name="T2"><text:s/></text:span><text:span text:style-name="T3"><draw:frame draw:style-name="fr1" draw:name="Object1" text:anchor-type="as-char" svg:y="-0.152in" svg:width="1.6984in" svg:height="0.199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</text:list-item>
          </text:list>
        </text:list-item>
      </text:list>
      <text:p text:style-name="P2">Discriminative model</text:p>
      <text:list xml:id="list2004090265" text:style-name="L2">
        <text:list-item>
          <text:p text:style-name="P9">Naive Bayes</text:p>
          <text:list>
            <text:list-item>
              <text:p text:style-name="P7"><text:span text:style-name="T2"><text:s/></text:span><draw:frame draw:style-name="fr1" draw:name="Object2" text:anchor-type="as-char" svg:y="-0.152in" svg:width="0.6126in" svg:height="0.19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  <text:p text:style-name="P11"/>
        </text:list-item>
      </text:list>
      <text:p text:style-name="P5"><text:span text:style-name="T3">L</text:span><text:span text:style-name="T1">ogistic regression</text:span></text:p>
      <text:list xml:id="list3222811922" text:style-name="L3">
        <text:list-item>
          <text:p text:style-name="P10"><draw:frame draw:style-name="fr1" draw:name="Object3" text:anchor-type="as-char" svg:y="-0.2437in" svg:width="1.828in" svg:height="0.56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</text:list>
      <text:list xml:id="list142613284018294" text:continue-list="list2004090265" text:style-name="L2">
        <text:list-item>
          <text:p text:style-name="P14"><text:span text:style-name="T1">Choose </text:span><text:span text:style-name="T1"><draw:frame draw:style-name="fr1" draw:name="Object4" text:anchor-type="as-char" svg:y="-0.1228in" svg:width="0.2043in" svg:height="0.16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using maximum likelihood estimation: </text:span><text:span text:style-name="T1"><draw:frame draw:style-name="fr1" draw:name="Object5" text:anchor-type="as-char" svg:y="-0.2807in" svg:width="2.8354in" svg:height="0.44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15"><text:span text:style-name="T1">Use gradient descent or stochastic version (updates</text:span><text:span text:style-name="T1"><draw:frame draw:style-name="fr1" draw:name="Object6" text:anchor-type="as-char" svg:y="-0.1228in" svg:width="0.2043in" svg:height="0.16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after each point, but slow to converge) with initial values set to 0</text:span></text:p>
        </text:list-item>
        <text:list-item>
          <text:p text:style-name="P9">Advantage: no independence assumption</text:p>
        </text:list-item>
      </text:list>
      <text:p text:style-name="P2"/>
      <text:p text:style-name="P2"/>
      <text:p text:style-name="P3">Regularization</text:p>
      <text:list xml:id="list3255910339" text:style-name="L4">
        <text:list-item>
          <text:p text:style-name="P12">L1</text:p>
          <text:list>
            <text:list-item>
              <text:p text:style-name="P12"><text:s/><draw:frame draw:style-name="fr1" draw:name="Object7" text:anchor-type="as-char" svg:y="-0.2807in" svg:width="2.4638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13">Encourage coefficients to be 0</text:p>
            </text:list-item>
          </text:list>
        </text:list-item>
        <text:list-item>
          <text:p text:style-name="P13">L2</text:p>
          <text:list>
            <text:list-item>
              <text:p text:style-name="P13"><draw:frame draw:style-name="fr1" draw:name="Object8" text:anchor-type="as-char" svg:y="-0.2807in" svg:width="2.3819in" svg:height="0.448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13">Penalize high <draw:frame draw:style-name="fr1" draw:name="Object9" text:anchor-type="as-char" svg:y="-0.1228in" svg:width="0.2043in" svg:height="0.16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values, should be drawn from normal distribution N(0, 1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2:35:47.180000000</meta:creation-date>
    <dc:date>2020-11-16T14:26:11.260000000</dc:date>
    <meta:editing-duration>PT23M53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9" meta:page-count="1" meta:paragraph-count="21" meta:word-count="77" meta:character-count="523" meta:non-whitespace-character-count="471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P</mi>
      </mrow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∣</mo>
            <mi>Y</mi>
          </mrow>
        </mrow>
        <mo fence="true" stretchy="false">)</mo>
      </mrow>
    </mrow>
    <annotation encoding="StarMath 5.0">
P(X,Y)=P( Y )P( X divides Y )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o stretchy="false">∣</mo>
            <mi>X</mi>
          </mrow>
        </mrow>
        <mo fence="true" stretchy="false">)</mo>
      </mrow>
    </mrow>
    <annotation encoding="StarMath 5.0">
P(Y divides X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Y</mi>
                <mo stretchy="false">=</mo>
                <mn>1</mn>
                <mo stretchy="false">∣</mo>
                <mi>x</mi>
              </mrow>
              <mi>,</mi>
              <mi>β</mi>
            </mrow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F</mi>
                    </munderover>
                    <msub>
                      <mi>x</mi>
                      <mi>i</mi>
                    </msub>
                  </mrow>
                  <msub>
                    <mi>β</mi>
                    <mi>i</mi>
                  </msub>
                </mrow>
              </mrow>
            </msup>
          </mrow>
        </mfrac>
      </mrow>
    </mrow>
    <annotation encoding="StarMath 5.0">P( Y=1 divides x, %beta )= 1 over {1+e^-{ sum from{i=1} to{F} x_{i}%beta_{i} }}</annotation>
  </semantics>
</math>
</file>

<file path=Object 4/content.xml><?xml version="1.0" encoding="utf-8"?>
<math xmlns="http://www.w3.org/1998/Math/MathML" display="block">
  <semantics>
    <mi>β</mi>
    <annotation encoding="StarMath 5.0">%beta</annotation>
  </semantics>
</math>
</file>

<file path=Object 5/content.xml><?xml version="1.0" encoding="utf-8"?>
<math xmlns="http://www.w3.org/1998/Math/MathML" display="block">
  <semantics>
    <mrow>
      <mi mathvariant="italic">arg</mi>
      <munder>
        <mi mathvariant="italic">max</mi>
        <mi>β</mi>
      </munder>
      <mi>l</mi>
      <mrow>
        <mrow>
          <mo fence="true" stretchy="false">(</mo>
          <mrow>
            <mi>β</mi>
          </mrow>
          <mo fence="true" stretchy="false">)</mo>
        </mrow>
        <mo stretchy="false">=</mo>
        <mi mathvariant="italic">arg</mi>
      </mrow>
      <munder>
        <mi mathvariant="italic">max</mi>
        <mi>β</mi>
      </munder>
      <mrow>
        <munderover>
          <mo stretchy="false">∑</mo>
          <mrow>
            <mi>i</mi>
            <mo stretchy="false">=</mo>
            <mn>1</mn>
          </mrow>
          <mi>N</mi>
        </munderover>
        <mi>log</mi>
      </mrow>
      <mi>P</mi>
      <mrow>
        <mo fence="true" stretchy="false">(</mo>
        <mrow>
          <mrow>
            <mrow>
              <msub>
                <mi>y</mi>
                <mi>i</mi>
              </msub>
              <mo stretchy="false">∣</mo>
              <msub>
                <mi>x</mi>
                <mi>i</mi>
              </msub>
            </mrow>
            <mi>,</mi>
            <mi>β</mi>
          </mrow>
        </mrow>
        <mo fence="true" stretchy="false">)</mo>
      </mrow>
    </mrow>
    <annotation encoding="StarMath 5.0">arg max csub{ %beta } l(%beta) = arg max csub{ %beta } sum from{i=1} to{N} log P( y_i divides x_i, %beta )</annotation>
  </semantics>
</math>
</file>

<file path=Object 6/content.xml><?xml version="1.0" encoding="utf-8"?>
<math xmlns="http://www.w3.org/1998/Math/MathML" display="block">
  <semantics>
    <mi>β</mi>
    <annotation encoding="StarMath 5.0">%beta</annotation>
  </semantics>
</math>
</file>

<file path=Object 7/content.xml><?xml version="1.0" encoding="utf-8"?>
<math xmlns="http://www.w3.org/1998/Math/MathML" display="block">
  <semantics>
    <mrow>
      <mi>l</mi>
      <mrow>
        <mrow>
          <mo fence="true" stretchy="false">(</mo>
          <mrow>
            <mi>β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log</mi>
        </mrow>
      </mrow>
      <mi>P</mi>
      <mrow>
        <mrow>
          <mo fence="true" stretchy="false">(</mo>
          <mrow>
            <mrow>
              <mrow>
                <msub>
                  <mi>y</mi>
                  <mi>i</mi>
                </msub>
                <mo stretchy="false">∣</mo>
                <msub>
                  <mi>x</mi>
                  <mi>i</mi>
                </msub>
              </mrow>
              <mi>,</mi>
              <mi>β</mi>
            </mrow>
          </mrow>
          <mo fence="true" stretchy="false">)</mo>
        </mrow>
        <mo stretchy="false">−</mo>
        <mi>η</mi>
      </mrow>
      <mrow>
        <munderover>
          <mo stretchy="false">∑</mo>
          <mrow>
            <mi>j</mi>
            <mo stretchy="false">=</mo>
            <mn>1</mn>
          </mrow>
          <mi>F</mi>
        </munderover>
        <mrow>
          <mo fence="true" stretchy="false">|</mo>
          <mrow>
            <msub>
              <mi>β</mi>
              <mi>j</mi>
            </msub>
          </mrow>
          <mo fence="true" stretchy="false">|</mo>
        </mrow>
      </mrow>
    </mrow>
    <annotation encoding="StarMath 5.0">l(%beta)= sum from{i=1} to{N} log P( y_i divides x_i, %beta )-%eta sum from{j=1} to{F}  lline %beta_j rline </annotation>
  </semantics>
</math>
</file>

<file path=Object 8/content.xml><?xml version="1.0" encoding="utf-8"?>
<math xmlns="http://www.w3.org/1998/Math/MathML" display="block">
  <semantics>
    <mrow>
      <mi>l</mi>
      <mrow>
        <mrow>
          <mo fence="true" stretchy="false">(</mo>
          <mrow>
            <mi>β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log</mi>
        </mrow>
      </mrow>
      <mi>P</mi>
      <mrow>
        <mrow>
          <mo fence="true" stretchy="false">(</mo>
          <mrow>
            <mrow>
              <mrow>
                <msub>
                  <mi>y</mi>
                  <mi>i</mi>
                </msub>
                <mo stretchy="false">∣</mo>
                <msub>
                  <mi>x</mi>
                  <mi>i</mi>
                </msub>
              </mrow>
              <mi>,</mi>
              <mi>β</mi>
            </mrow>
          </mrow>
          <mo fence="true" stretchy="false">)</mo>
        </mrow>
        <mo stretchy="false">−</mo>
        <mi>η</mi>
      </mrow>
      <mrow>
        <munderover>
          <mo stretchy="false">∑</mo>
          <mrow>
            <mi>j</mi>
            <mo stretchy="false">=</mo>
            <mn>1</mn>
          </mrow>
          <mi>F</mi>
        </munderover>
        <msubsup>
          <mi>β</mi>
          <mi>j</mi>
          <mn>2</mn>
        </msubsup>
      </mrow>
    </mrow>
    <annotation encoding="StarMath 5.0">l(%beta)= sum from{i=1} to{N} log P( y_i divides x_i, %beta )-%eta sum from{j=1} to{F}  %beta^{2}_{j}</annotation>
  </semantics>
</math>
</file>

<file path=Object 9/content.xml><?xml version="1.0" encoding="utf-8"?>
<math xmlns="http://www.w3.org/1998/Math/MathML" display="block">
  <semantics>
    <mi>β</mi>
    <annotation encoding="StarMath 5.0">%beta</annotation>
  </semantics>
</math>
</file>